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svg:stroke-color="#000000" draw:textarea-vertical-align="middle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2.784cm" svg:y1="16.375cm" svg:x2="2.784cm" svg:y2="16.625cm">
            <text:p/>
          </draw:line>
          <draw:line draw:style-name="gr2" draw:text-style-name="P1" draw:layer="layout" svg:x1="2.909cm" svg:y1="16.125cm" svg:x2="2.909cm" svg:y2="16.875cm">
            <text:p/>
          </draw:line>
          <draw:line draw:style-name="gr3" draw:text-style-name="P1" draw:layer="layout" svg:x1="2.784cm" svg:y1="16.5cm" svg:x2="2.534cm" svg:y2="16.5cm">
            <text:p/>
          </draw:line>
          <draw:line draw:style-name="gr4" draw:text-style-name="P1" draw:layer="layout" svg:x1="2.909cm" svg:y1="16.5cm" svg:x2="3.159cm" svg:y2="16.5cm">
            <text:p/>
          </draw:line>
        </draw:g>
        <draw:g xml:id="id2" draw:id="id2">
          <draw:g>
            <draw:rect draw:style-name="gr5" draw:text-style-name="P1" draw:layer="layout" svg:width="0.75cm" svg:height="0.25cm" svg:x="5.174cm" svg:y="14.453cm">
              <text:p/>
            </draw:rect>
            <draw:line draw:style-name="gr6" draw:text-style-name="P1" draw:layer="layout" svg:x1="4.924cm" svg:y1="14.578cm" svg:x2="5.174cm" svg:y2="14.578cm">
              <text:p/>
            </draw:line>
            <draw:line draw:style-name="gr7" draw:text-style-name="P1" draw:layer="layout" svg:x1="5.924cm" svg:y1="14.578cm" svg:x2="6.174cm" svg:y2="14.578cm">
              <text:p/>
            </draw:line>
          </draw:g>
          <draw:line draw:style-name="gr8" draw:text-style-name="P1" draw:layer="layout" svg:x1="5.174cm" svg:y1="14.578cm" svg:x2="5.924cm" svg:y2="14.578cm">
            <text:p/>
          </draw:line>
        </draw:g>
        <draw:g xml:id="id3" draw:id="id3">
          <draw:glue-point draw:id="4" svg:x="5cm" svg:y="5cm"/>
          <draw:glue-point draw:id="5" svg:x="-5cm" svg:y="5cm"/>
          <draw:line draw:style-name="gr9" draw:text-style-name="P1" draw:layer="layout" svg:x1="8.985cm" svg:y1="16.49cm" svg:x2="8.735cm" svg:y2="16.49cm">
            <text:p/>
          </draw:line>
          <draw:line draw:style-name="gr10" draw:text-style-name="P1" draw:layer="layout" svg:x1="8.735cm" svg:y1="16.24cm" svg:x2="8.235cm" svg:y2="16.49cm">
            <text:p/>
          </draw:line>
          <draw:line draw:style-name="gr11" draw:text-style-name="P1" draw:layer="layout" svg:x1="8.235cm" svg:y1="16.49cm" svg:x2="7.985cm" svg:y2="16.49cm">
            <text:p/>
          </draw:line>
        </draw:g>
        <draw:g xml:id="id4" draw:id="id4">
          <draw:circle draw:style-name="gr12" draw:text-style-name="P1" draw:layer="layout" svg:width="0.501cm" svg:height="0.501cm" draw:transform="rotate (0.785398163397448) translate (11.063cm 18.65cm)">
            <text:p/>
          </draw:circle>
          <draw:line draw:style-name="gr13" draw:text-style-name="P2" draw:layer="layout" svg:x1="11.24cm" svg:y1="18.473cm" svg:x2="11.595cm" svg:y2="18.828cm">
            <text:p/>
          </draw:line>
          <draw:line draw:style-name="gr14" draw:text-style-name="P2" draw:layer="layout" svg:x1="11.24cm" svg:y1="18.828cm" svg:x2="11.595cm" svg:y2="18.473cm">
            <text:p/>
          </draw:line>
        </draw:g>
        <draw:connector draw:style-name="gr15" draw:text-style-name="P3" draw:layer="layout" svg:x1="3.159cm" svg:y1="16.5cm" svg:x2="4.924cm" svg:y2="14.578cm" draw:start-shape="id1" draw:start-glue-point="1" draw:end-shape="id2" draw:end-glue-point="3" svg:d="M3159 16500h883v-1922h882" svg:viewBox="0 0 1766 1923">
          <text:p/>
        </draw:connector>
        <draw:connector draw:style-name="gr15" draw:text-style-name="P3" draw:layer="layout" svg:x1="6.174cm" svg:y1="14.578cm" svg:x2="7.985cm" svg:y2="16.49cm" draw:start-shape="id2" draw:start-glue-point="1" draw:end-shape="id3" draw:end-glue-point="5" svg:d="M6174 14578h906v1912h905" svg:viewBox="0 0 1812 1913">
          <text:p/>
        </draw:connector>
        <draw:connector draw:style-name="gr16" draw:text-style-name="P3" draw:layer="layout" svg:x1="8.985cm" svg:y1="16.49cm" svg:x2="11.166cm" svg:y2="18.65cm" draw:start-shape="id3" draw:start-glue-point="4" draw:end-shape="id4" draw:end-glue-point="3" svg:d="M8985 16490h1091v2160h1090" svg:viewBox="0 0 2182 2161">
          <text:p/>
        </draw:connector>
      </draw:page>
      <draw:page draw:name="page2" draw:style-name="dp1" draw:master-page-name="Default">
        <draw:g xml:id="id5" draw:id="id5">
          <draw:line draw:style-name="gr17" draw:text-style-name="P1" draw:layer="layout" svg:x1="14.722cm" svg:y1="18.921cm" svg:x2="14.722cm" svg:y2="19.171cm">
            <text:p/>
          </draw:line>
          <draw:line draw:style-name="gr18" draw:text-style-name="P1" draw:layer="layout" svg:x1="14.847cm" svg:y1="18.671cm" svg:x2="14.847cm" svg:y2="19.421cm">
            <text:p/>
          </draw:line>
          <draw:line draw:style-name="gr19" draw:text-style-name="P1" draw:layer="layout" svg:x1="14.722cm" svg:y1="19.046cm" svg:x2="14.472cm" svg:y2="19.046cm">
            <text:p/>
          </draw:line>
          <draw:line draw:style-name="gr20" draw:text-style-name="P1" draw:layer="layout" svg:x1="14.847cm" svg:y1="19.046cm" svg:x2="15.097cm" svg:y2="19.046cm">
            <text:p/>
          </draw:line>
        </draw:g>
        <draw:g xml:id="id6" draw:id="id6">
          <draw:g>
            <draw:rect draw:style-name="gr21" draw:text-style-name="P1" draw:layer="layout" svg:width="0.75cm" svg:height="0.25cm" svg:x="17.112cm" svg:y="16.999cm">
              <text:p/>
            </draw:rect>
            <draw:line draw:style-name="gr22" draw:text-style-name="P1" draw:layer="layout" svg:x1="16.862cm" svg:y1="17.124cm" svg:x2="17.112cm" svg:y2="17.124cm">
              <text:p/>
            </draw:line>
            <draw:line draw:style-name="gr23" draw:text-style-name="P1" draw:layer="layout" svg:x1="17.862cm" svg:y1="17.124cm" svg:x2="18.112cm" svg:y2="17.124cm">
              <text:p/>
            </draw:line>
          </draw:g>
          <draw:line draw:style-name="gr24" draw:text-style-name="P1" draw:layer="layout" svg:x1="17.112cm" svg:y1="17.124cm" svg:x2="17.862cm" svg:y2="17.124cm">
            <text:p/>
          </draw:line>
        </draw:g>
        <draw:g xml:id="id7" draw:id="id7">
          <draw:glue-point draw:id="4" svg:x="5cm" svg:y="5cm"/>
          <draw:glue-point draw:id="5" svg:x="-5cm" svg:y="5cm"/>
          <draw:line draw:style-name="gr25" draw:text-style-name="P1" draw:layer="layout" svg:x1="20.923cm" svg:y1="19.036cm" svg:x2="20.673cm" svg:y2="19.036cm">
            <text:p/>
          </draw:line>
          <draw:line draw:style-name="gr26" draw:text-style-name="P1" draw:layer="layout" svg:x1="20.673cm" svg:y1="18.786cm" svg:x2="20.173cm" svg:y2="19.036cm">
            <text:p/>
          </draw:line>
          <draw:line draw:style-name="gr27" draw:text-style-name="P1" draw:layer="layout" svg:x1="20.173cm" svg:y1="19.036cm" svg:x2="19.923cm" svg:y2="19.036cm">
            <text:p/>
          </draw:line>
        </draw:g>
        <draw:g xml:id="id8" draw:id="id8">
          <draw:circle draw:style-name="gr28" draw:text-style-name="P1" draw:layer="layout" svg:width="0.501cm" svg:height="0.501cm" draw:transform="rotate (0.785398163397448) translate (23.001cm 21.196cm)">
            <text:p/>
          </draw:circle>
          <draw:line draw:style-name="gr29" draw:text-style-name="P2" draw:layer="layout" svg:x1="23.178cm" svg:y1="21.019cm" svg:x2="23.533cm" svg:y2="21.374cm">
            <text:p/>
          </draw:line>
          <draw:line draw:style-name="gr30" draw:text-style-name="P2" draw:layer="layout" svg:x1="23.178cm" svg:y1="21.374cm" svg:x2="23.533cm" svg:y2="21.019cm">
            <text:p/>
          </draw:line>
        </draw:g>
        <draw:connector draw:style-name="gr15" draw:text-style-name="P3" draw:layer="layout" svg:x1="15.097cm" svg:y1="19.046cm" svg:x2="16.862cm" svg:y2="17.124cm" draw:start-shape="id5" draw:start-glue-point="1" draw:end-shape="id6" draw:end-glue-point="3" svg:d="M15097 19046h883v-1922h882" svg:viewBox="0 0 1766 1923">
          <text:p/>
        </draw:connector>
        <draw:connector draw:style-name="gr15" draw:text-style-name="P3" draw:layer="layout" svg:x1="18.112cm" svg:y1="17.124cm" svg:x2="19.923cm" svg:y2="19.036cm" draw:start-shape="id6" draw:start-glue-point="1" draw:end-shape="id7" draw:end-glue-point="5" svg:d="M18112 17124h906v1912h905" svg:viewBox="0 0 1812 1913">
          <text:p/>
        </draw:connector>
        <draw:connector draw:style-name="gr16" draw:text-style-name="P3" draw:layer="layout" svg:x1="20.923cm" svg:y1="19.036cm" svg:x2="23.104cm" svg:y2="21.196cm" draw:start-shape="id7" draw:start-glue-point="4" draw:end-shape="id8" draw:end-glue-point="3" svg:d="M20923 19036h1091v2160h1090" svg:viewBox="0 0 2182 2161">
          <text:p/>
        </draw:connector>
        <draw:g xml:id="id9" draw:id="id9">
          <draw:line draw:style-name="gr31" draw:text-style-name="P1" draw:layer="layout" svg:x1="18.786cm" svg:y1="8.383cm" svg:x2="18.786cm" svg:y2="8.633cm">
            <text:p/>
          </draw:line>
          <draw:line draw:style-name="gr32" draw:text-style-name="P1" draw:layer="layout" svg:x1="18.911cm" svg:y1="8.133cm" svg:x2="18.911cm" svg:y2="8.883cm">
            <text:p/>
          </draw:line>
          <draw:line draw:style-name="gr33" draw:text-style-name="P1" draw:layer="layout" svg:x1="18.786cm" svg:y1="8.508cm" svg:x2="18.536cm" svg:y2="8.508cm">
            <text:p/>
          </draw:line>
          <draw:line draw:style-name="gr34" draw:text-style-name="P1" draw:layer="layout" svg:x1="18.911cm" svg:y1="8.508cm" svg:x2="19.161cm" svg:y2="8.508cm">
            <text:p/>
          </draw:line>
        </draw:g>
        <draw:g xml:id="id10" draw:id="id10">
          <draw:g>
            <draw:rect draw:style-name="gr35" draw:text-style-name="P1" draw:layer="layout" svg:width="0.75cm" svg:height="0.25cm" svg:x="21.176cm" svg:y="6.461cm">
              <text:p/>
            </draw:rect>
            <draw:line draw:style-name="gr36" draw:text-style-name="P1" draw:layer="layout" svg:x1="20.926cm" svg:y1="6.586cm" svg:x2="21.176cm" svg:y2="6.586cm">
              <text:p/>
            </draw:line>
            <draw:line draw:style-name="gr37" draw:text-style-name="P1" draw:layer="layout" svg:x1="21.926cm" svg:y1="6.586cm" svg:x2="22.176cm" svg:y2="6.586cm">
              <text:p/>
            </draw:line>
          </draw:g>
          <draw:line draw:style-name="gr38" draw:text-style-name="P1" draw:layer="layout" svg:x1="21.176cm" svg:y1="6.586cm" svg:x2="21.926cm" svg:y2="6.586cm">
            <text:p/>
          </draw:line>
        </draw:g>
        <draw:g xml:id="id11" draw:id="id11">
          <draw:glue-point draw:id="4" svg:x="5cm" svg:y="5cm"/>
          <draw:glue-point draw:id="5" svg:x="-5cm" svg:y="5cm"/>
          <draw:line draw:style-name="gr39" draw:text-style-name="P1" draw:layer="layout" svg:x1="24.987cm" svg:y1="8.498cm" svg:x2="24.737cm" svg:y2="8.498cm">
            <text:p/>
          </draw:line>
          <draw:line draw:style-name="gr40" draw:text-style-name="P1" draw:layer="layout" svg:x1="24.737cm" svg:y1="8.248cm" svg:x2="24.237cm" svg:y2="8.498cm">
            <text:p/>
          </draw:line>
          <draw:line draw:style-name="gr41" draw:text-style-name="P1" draw:layer="layout" svg:x1="24.237cm" svg:y1="8.498cm" svg:x2="23.987cm" svg:y2="8.498cm">
            <text:p/>
          </draw:line>
        </draw:g>
        <draw:g xml:id="id12" draw:id="id12">
          <draw:circle draw:style-name="gr42" draw:text-style-name="P1" draw:layer="layout" svg:width="0.501cm" svg:height="0.501cm" draw:transform="rotate (0.785398163397448) translate (27.065cm 10.658cm)">
            <text:p/>
          </draw:circle>
          <draw:line draw:style-name="gr43" draw:text-style-name="P2" draw:layer="layout" svg:x1="27.242cm" svg:y1="10.481cm" svg:x2="27.597cm" svg:y2="10.836cm">
            <text:p/>
          </draw:line>
          <draw:line draw:style-name="gr44" draw:text-style-name="P2" draw:layer="layout" svg:x1="27.242cm" svg:y1="10.836cm" svg:x2="27.597cm" svg:y2="10.481cm">
            <text:p/>
          </draw:line>
        </draw:g>
        <draw:connector draw:style-name="gr15" draw:text-style-name="P3" draw:layer="layout" svg:x1="19.161cm" svg:y1="8.508cm" svg:x2="20.926cm" svg:y2="6.586cm" draw:start-shape="id9" draw:start-glue-point="1" draw:end-shape="id10" draw:end-glue-point="3" svg:d="M19161 8508h883v-1922h882" svg:viewBox="0 0 1766 1923">
          <text:p/>
        </draw:connector>
        <draw:connector draw:style-name="gr15" draw:text-style-name="P3" draw:layer="layout" svg:x1="22.176cm" svg:y1="6.586cm" svg:x2="23.987cm" svg:y2="8.498cm" draw:start-shape="id10" draw:start-glue-point="1" draw:end-shape="id11" draw:end-glue-point="5" svg:d="M22176 6586h906v1912h905" svg:viewBox="0 0 1812 1913">
          <text:p/>
        </draw:connector>
        <draw:connector draw:style-name="gr16" draw:text-style-name="P3" draw:layer="layout" svg:x1="24.987cm" svg:y1="8.498cm" svg:x2="27.168cm" svg:y2="10.658cm" draw:start-shape="id11" draw:start-glue-point="4" draw:end-shape="id12" draw:end-glue-point="3" svg:d="M24987 8498h1091v2160h1090" svg:viewBox="0 0 2182 21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4T14:27:47.040705932</meta:creation-date>
    <dc:date>2016-07-24T14:39:32.912662367</dc:date>
    <meta:editing-duration>PT7M13S</meta:editing-duration>
    <meta:editing-cycles>3</meta:editing-cycles>
    <meta:generator>LibreOffice/4.2.8.2$Linux_X86_64 LibreOffice_project/420m0$Build-2</meta:generator>
    <meta:document-statistic meta:object-count="66"/>
  </office:meta>
</office:document-meta>
</file>